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3CC2F47A103D58E.png" manifest:media-type="image/png"/>
  <manifest:file-entry manifest:full-path="Pictures/10000201000004010000030FE4C46796A0D0A672.png" manifest:media-type="image/png"/>
  <manifest:file-entry manifest:full-path="Pictures/10000201000004010000030FAF7F855A913869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2.986cm" draw:z-index="0"><draw:image xlink:href="Pictures/10000201000004010000030FAF7F855A91386931.png" xlink:type="simple" xlink:show="embed" xlink:actuate="onLoad"/></draw:frame></text:p>
      <text:p text:style-name="Standard"/>
      <text:p text:style-name="Standard"><draw:frame draw:style-name="fr1" draw:name="Figura2" text:anchor-type="paragraph" svg:width="17cm" svg:height="12.986cm" draw:z-index="1"><draw:image xlink:href="Pictures/10000201000004010000030FE4C46796A0D0A672.png" xlink:type="simple" xlink:show="embed" xlink:actuate="onLoad"/></draw:frame><text:soft-page-break/></text:p>
      <text:p text:style-name="Standard"/>
      <text:p text:style-name="Standard"><draw:frame draw:style-name="fr1" draw:name="Figura3" text:anchor-type="paragraph" svg:width="17cm" svg:height="9.562cm" draw:z-index="2"><draw:image xlink:href="Pictures/10000000000007800000043853CC2F47A103D5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52:52.960975975</meta:creation-date>
    <dc:date>2018-03-08T10:56:28.024159855</dc:date>
    <meta:editing-duration>PT3M3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